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c99c" officeooo:paragraph-rsid="001dc99c"/>
    </style:style>
    <style:style style:name="P2" style:family="paragraph" style:parent-style-name="Standard">
      <style:text-properties fo:color="#2a6099" loext:opacity="100%" officeooo:rsid="001dc99c" officeooo:paragraph-rsid="001dc99c"/>
    </style:style>
    <style:style style:name="P3" style:family="paragraph" style:parent-style-name="Standard">
      <style:text-properties officeooo:rsid="001dc99c" officeooo:paragraph-rsid="001dc99c"/>
    </style:style>
    <style:style style:name="P4" style:family="paragraph" style:parent-style-name="Standard">
      <style:text-properties officeooo:rsid="001dc99c" officeooo:paragraph-rsid="002bf3ee"/>
    </style:style>
    <style:style style:name="P5" style:family="paragraph" style:parent-style-name="Standard">
      <style:text-properties fo:color="#2a6099" loext:opacity="100%" officeooo:rsid="001dc99c" officeooo:paragraph-rsid="001dc99c"/>
    </style:style>
    <style:style style:name="T1" style:family="text">
      <style:text-properties fo:color="#2a6099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f35f4"/>
    </style:style>
    <style:style style:name="T4" style:family="text">
      <style:text-properties officeooo:rsid="0020f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Título de las actividades</text:p>
      <text:p text:style-name="P1"><text:tab/><text:span text:style-name="T1">/actividades/actividad/titulo/text()</text:span></text:p>
      <text:p text:style-name="P1">2.Mostrar el código de la actividad, título y nivel. </text:p>
      <text:p text:style-name="P2"><text:tab/>/actividades/actividad/codigo/text()| /actividades/actividad/titulo/text() |<text:tab/>/actividades/actividad/@nivel</text:p>
      <text:p text:style-name="P1">3. El primer título de la actividad.</text:p>
      <text:p text:style-name="P2"><text:tab/>/actividades/actividad[1]/titulo/text()</text:p>
      <text:p text:style-name="P1">4. El último título de la actividad.</text:p>
      <text:p text:style-name="P2"><text:tab/>/actividades/actividad[last()]/titulo/text()</text:p>
      <text:p text:style-name="P1">5. Todos los elementos descendientes de las actividades infantiles</text:p>
      <text:p text:style-name="P2"><text:tab/>/actividades//actividad[@nivel="infantil"]<text:span text:style-name="T2">/</text:span><text:span text:style-name="T3">node()</text:span></text:p>
      <text:p text:style-name="P1">6. El nombre de las actividades para adultos.</text:p>
      <text:p text:style-name="P2"><text:tab/>/actividades/actividad[@nivel="adultos"]/titulo/text()</text:p>
      <text:p text:style-name="P1">7. El nombre de las actividades con dos sesiones semanales</text:p>
      <text:p text:style-name="P2"><text:tab/>/actividades/actividad[sesiones/sesiones_semana=2]/titulo/<text:span text:style-name="T4">text()</text:span></text:p>
      <text:p text:style-name="P1">8. Número de actividades</text:p>
      <text:p text:style-name="P2"><text:tab/>/actividades/count(actividad)</text:p>
      <text:p text:style-name="P2"><text:tab/>count(//actividad)</text:p>
      <text:p text:style-name="P1">9. Si queremos convertir el resultado a cadena de caracteres, podemos usar la función string().</text:p>
      <text:p text:style-name="P1"><text:tab/><text:span text:style-name="T1">string(count(//actividad))</text:span></text:p>
      <text:p text:style-name="P1">10. Cuenta del número de actividades infantiles.</text:p>
      <text:p text:style-name="P1"><text:tab/><text:span text:style-name="T1">count(//actividad[@nivel="infantil"])</text:span></text:p>
      <text:p text:style-name="P1">11. Suma de las sesiones semanales de las actividades para adultos.</text:p>
      <text:p text:style-name="P1"><text:tab/><text:span text:style-name="T1">sum(//actividad[@nivel="adultos"]//sesiones_semana)</text:span></text:p>
      <text:p text:style-name="P4"><text:span text:style-name="T1"><text:tab/>sum(//sesiones_semana[../../@nivel="adultos"])</text:span></text:p>
      <text:p text:style-name="P1">12. Nodos de la actividad de código A06.</text:p>
      <text:p text:style-name="P1"><text:tab/><text:span text:style-name="T1">//actividad[codigo="A06"]/node()</text:span></text:p>
      <text:p text:style-name="P1">13. Duración de las actividades con intensidad fuerte</text:p>
      <text:p text:style-name="P1"><text:tab/><text:span text:style-name="T1">sum(//sesiones[@intensidad="fuerte"]/minutos_sesion/text())</text:span></text:p>
      <text:p text:style-name="P1">14. Mostrar el código de las actividades cuya duración coincide con la duración del 1º actividad.</text:p>
      <text:p text:style-name="P2"><text:s text:c="15"/><text:span text:style-name="T2">//actividad[sesiones/minutos_sesion=//actividad[1]/sesiones/minutos_sesion/text()]/codigo</text:span></text:p>
      <text:p text:style-name="P1">15. Título de las actividades del año 2018</text:p>
      <text:p text:style-name="P1"><text:tab/><text:span text:style-name="T2">//actividad[substring(fecha_inicio,1,4)="2018"]/titul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1T09:42:40.716000000</dc:date>
    <meta:editing-duration>PT5H43M49S</meta:editing-duration>
    <meta:editing-cycles>7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2" meta:word-count="151" meta:character-count="1651" meta:non-whitespace-character-count="1500"/>
  </office:meta>
</office:document-meta>
</file>